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PatternMatchableHandlerMapping.getHandl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MatchableHandlerMapping.match( HttpServletRequest request ,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PatternMatchableHandlerMapping.PathPatternMatchableHandlerMapping( MatchableHandlerMapping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